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line-height="200%"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4"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paragraph-properties>
    </style:style>
    <style:style style:name="P6" style:family="paragraph" style:parent-style-name="Standard">
      <style:paragraph-properties fo:margin-left="0cm" fo:margin-right="0cm" fo:line-height="150%" fo:text-indent="0cm" style:auto-text-indent="false" style:writing-mode="lr-tb">
        <style:tab-stops/>
      </style:paragraph-properties>
    </style:style>
    <style:style style:name="P7" style:family="paragraph" style:parent-style-name="Standard">
      <style:paragraph-properties fo:margin-left="0cm" fo:margin-right="0cm" fo:line-height="150%" fo:text-align="end" style:justify-single-word="false" fo:text-indent="0cm" style:auto-text-indent="false" style:writing-mode="lr-tb"/>
    </style:style>
    <style:style style:name="P8"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9"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0"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1"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3" style:family="paragraph" style:parent-style-name="Standard">
      <style:paragraph-properties fo:margin-left="0cm" fo:margin-right="0cm" fo:text-indent="0cm" style:auto-text-indent="false" style:writing-mode="lr-tb"/>
      <style:text-properties fo:font-size="9pt" style:font-size-asian="9pt"/>
    </style:style>
    <style:style style:name="P14"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5"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6"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19"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21" style:family="paragraph" style:parent-style-name="Standard">
      <style:paragraph-properties fo:margin-left="0cm" fo:margin-right="0cm" fo:line-height="200%" fo:text-indent="0cm" style:auto-text-indent="false" style:writing-mode="lr-tb"/>
      <style:text-properties fo:font-size="9pt" style:font-size-asian="9pt"/>
    </style:style>
    <style:style style:name="P22"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3"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8"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31"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32"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33"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4"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5"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36"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7"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8"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39"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40" style:family="paragraph" style:parent-style-name="Standard">
      <style:paragraph-properties fo:margin-left="0cm" fo:margin-right="0cm" fo:text-indent="0cm" style:auto-text-indent="false" style:writing-mode="lr-tb">
        <style:tab-stops/>
      </style:paragraph-properties>
    </style:style>
    <style:style style:name="P41"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42"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43"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4"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5"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6"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7"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8"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49"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50" style:family="paragraph" style:parent-style-name="Standard">
      <style:paragraph-properties fo:margin-left="0cm" fo:margin-right="0cm" fo:text-indent="0cm" style:auto-text-indent="false" style:writing-mode="lr-tb">
        <style:tab-stops/>
      </style:paragraph-properties>
      <style:text-properties style:use-window-font-color="true" fo:font-size="9pt" officeooo:rsid="003720e4" officeooo:paragraph-rsid="003720e4" fo:background-color="transparent" style:font-size-asian="9pt" style:font-name-complex="Times New Roman1"/>
    </style:style>
    <style:style style:name="P51"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52"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53"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54"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5" style:family="paragraph" style:parent-style-name="Standard">
      <style:paragraph-properties fo:margin-left="1.27cm" fo:margin-right="0cm" fo:line-height="200%" fo:text-indent="0cm" style:auto-text-indent="false" style:writing-mode="lr-tb"/>
    </style:style>
    <style:style style:name="P56"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7" style:family="paragraph" style:parent-style-name="Standard">
      <style:paragraph-properties fo:margin-left="0cm" fo:margin-right="0cm" fo:line-height="200%" fo:text-indent="1.249cm" style:auto-text-indent="false" style:writing-mode="lr-tb"/>
    </style:style>
    <style:style style:name="P58"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59"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60"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61"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62" style:family="paragraph" style:parent-style-name="Standard">
      <style:paragraph-properties fo:margin-left="14.986cm" fo:margin-right="0cm" fo:line-height="150%" fo:text-indent="1.249cm" style:auto-text-indent="false" style:writing-mode="lr-tb"/>
    </style:style>
    <style:style style:name="P63"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4"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5" style:family="paragraph" style:parent-style-name="Standard">
      <style:paragraph-properties fo:margin-left="16.235cm" fo:margin-right="0cm" fo:text-indent="0cm" style:auto-text-indent="false" style:writing-mode="lr-tb"/>
    </style:style>
    <style:style style:name="P66"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text-properties officeooo:paragraph-rsid="0037325e"/>
    </style:style>
    <style:style style:name="P67"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8" style:family="paragraph" style:parent-style-name="Standard">
      <style:paragraph-properties fo:margin-left="0cm" fo:margin-right="0cm" fo:line-height="200%" fo:text-indent="0cm" style:auto-text-indent="false" style:writing-mode="lr-tb">
        <style:tab-stops/>
      </style:paragraph-properties>
      <style:text-properties officeooo:paragraph-rsid="003b25e4"/>
    </style:style>
    <style:style style:name="P69"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70"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fo:font-style="italic" fo:font-weight="bold" officeooo:rsid="003b25e4" style:font-style-asian="italic" style:font-weight-asian="bold"/>
    </style:style>
    <style:style style:name="T8" style:family="text">
      <style:text-properties fo:color="#ff0000" style:language-complex="ar" style:country-complex="SA"/>
    </style:style>
    <style:style style:name="T9" style:family="text">
      <style:text-properties fo:color="#ff0000" officeooo:rsid="0020d7e2" style:language-complex="ar" style:country-complex="SA"/>
    </style:style>
    <style:style style:name="T10" style:family="text">
      <style:text-properties fo:color="#ff0000" fo:font-size="12pt" fo:font-weight="bold" style:font-size-asian="12pt" style:font-weight-asian="bold" style:font-size-complex="12pt"/>
    </style:style>
    <style:style style:name="T11" style:family="text">
      <style:text-properties fo:font-size="14pt" fo:font-weight="bold" style:font-size-asian="14pt" style:font-weight-asian="bold" style:font-name-complex="Times New Roman1" style:language-complex="ar" style:country-complex="SA"/>
    </style:style>
    <style:style style:name="T12" style:family="text">
      <style:text-properties fo:font-size="14pt" fo:font-weight="bold" style:font-size-asian="14pt" style:font-weight-asian="bold" style:language-complex="ar" style:country-complex="SA"/>
    </style:style>
    <style:style style:name="T13" style:family="text">
      <style:text-properties fo:font-weight="bold" style:font-weight-asian="bold"/>
    </style:style>
    <style:style style:name="T14" style:family="text">
      <style:text-properties fo:font-weight="bold" style:font-weight-asian="bold" style:font-name-complex="Times New Roman1" style:language-complex="ar" style:country-complex="SA"/>
    </style:style>
    <style:style style:name="T15" style:family="text">
      <style:text-properties fo:font-weight="bold" style:font-weight-asian="bold" style:language-complex="ar" style:country-complex="SA"/>
    </style:style>
    <style:style style:name="T16" style:family="text">
      <style:text-properties fo:font-variant="small-caps" fo:font-size="16pt" fo:font-weight="bold" style:font-size-asian="16pt" style:font-weight-asian="bold" style:language-complex="ar" style:country-complex="SA"/>
    </style:style>
    <style:style style:name="T17" style:family="text">
      <style:text-properties fo:font-variant="small-caps" fo:font-size="16pt" fo:font-weight="bold" style:font-size-asian="16pt" style:font-weight-asian="bold" style:font-name-complex="Times New Roman1" style:language-complex="ar" style:country-complex="SA"/>
    </style:style>
    <style:style style:name="T18" style:family="text">
      <style:text-properties fo:font-variant="small-caps" fo:font-weight="bold" style:font-weight-asian="bold" style:language-complex="ar" style:country-complex="SA"/>
    </style:style>
    <style:style style:name="T19" style:family="text">
      <style:text-properties fo:font-variant="small-caps" fo:font-size="9pt" fo:font-weight="bold" style:font-size-asian="9pt" style:font-weight-asian="bold"/>
    </style:style>
    <style:style style:name="T20" style:family="text">
      <style:text-properties fo:font-variant="small-caps" fo:font-size="9pt" fo:font-style="italic" fo:font-weight="bold" style:font-size-asian="9pt" style:font-style-asian="italic" style:font-weight-asian="bold"/>
    </style:style>
    <style:style style:name="T21" style:family="text">
      <style:text-properties fo:font-variant="small-caps" fo:font-size="9pt" fo:font-style="italic" fo:font-weight="bold" style:font-size-asian="9pt" style:font-style-asian="italic" style:font-weight-asian="bold" style:font-name-complex="Times New Roman1"/>
    </style:style>
    <style:style style:name="T22" style:family="text">
      <style:text-properties fo:font-variant="small-caps" fo:font-size="10pt" fo:font-weight="bold" style:font-size-asian="10pt" style:font-weight-asian="bold" style:text-rotation-angle="90" style:text-rotation-scale="line-height"/>
    </style:style>
    <style:style style:name="T23" style:family="text">
      <style:text-properties fo:font-variant="small-caps" fo:font-size="10pt" fo:font-weight="bold" style:font-size-asian="10pt" style:font-weight-asian="bold" style:text-rotation-angle="90" style:text-rotation-scale="fixed"/>
    </style:style>
    <style:style style:name="T24" style:family="text">
      <style:text-properties fo:color="#000080" fo:font-size="14pt" fo:font-weight="bold" style:font-size-asian="14pt" style:font-weight-asian="bold" style:language-complex="ar" style:country-complex="SA"/>
    </style:style>
    <style:style style:name="T25" style:family="text">
      <style:text-properties fo:color="#002060" fo:font-size="14pt" fo:font-weight="bold" style:font-size-asian="14pt" style:font-weight-asian="bold" style:language-complex="ar" style:country-complex="SA"/>
    </style:style>
    <style:style style:name="T26" style:family="text">
      <style:text-properties fo:font-style="italic" fo:font-weight="bold" style:font-style-asian="italic" style:font-weight-asian="bold"/>
    </style:style>
    <style:style style:name="T27" style:family="text">
      <style:text-properties fo:font-style="italic" fo:font-weight="bold" style:font-style-asian="italic" style:font-weight-asian="bold" style:font-name-complex="Times New Roman1"/>
    </style:style>
    <style:style style:name="T28" style:family="text">
      <style:text-properties fo:font-style="italic" fo:font-weight="bold" style:font-style-asian="italic" style:font-weight-asian="bold" style:language-complex="ar" style:country-complex="SA"/>
    </style:style>
    <style:style style:name="T29" style:family="text">
      <style:text-properties fo:font-style="italic" style:font-style-asian="italic" style:language-complex="ar" style:country-complex="SA"/>
    </style:style>
    <style:style style:name="T30" style:family="text">
      <style:text-properties fo:font-size="8pt" fo:font-weight="bold" style:font-size-asian="8pt" style:font-weight-asian="bold"/>
    </style:style>
    <style:style style:name="T31" style:family="text">
      <style:text-properties fo:font-size="10pt" fo:font-style="italic" fo:font-weight="bold" style:font-size-asian="10pt" style:font-style-asian="italic" style:font-weight-asian="bold"/>
    </style:style>
    <style:style style:name="T32" style:family="text">
      <style:text-properties style:font-name="Wingdings" fo:font-weight="bold" style:font-weight-asian="bold" style:font-name-complex="Times New Roman1" style:language-complex="ar" style:country-complex="SA"/>
    </style:style>
    <style:style style:name="T33" style:family="text">
      <style:text-properties style:font-name="Wingdings" fo:font-size="9pt" style:font-size-asian="9pt" style:font-name-complex="Times New Roman1" style:language-complex="ar" style:country-complex="SA"/>
    </style:style>
    <style:style style:name="T34" style:family="text">
      <style:text-properties style:font-name="Algerian" fo:font-weight="bold" style:font-weight-asian="bold" style:font-name-complex="Times New Roman1"/>
    </style:style>
    <style:style style:name="T35" style:family="text">
      <style:text-properties style:font-name-complex="Times New Roman1" style:language-complex="ar" style:country-complex="SA"/>
    </style:style>
    <style:style style:name="T36" style:family="text">
      <style:text-properties style:language-complex="ar" style:country-complex="SA"/>
    </style:style>
    <style:style style:name="T37" style:family="text">
      <style:text-properties fo:font-size="9pt" style:font-size-asian="9pt"/>
    </style:style>
    <style:style style:name="T38" style:family="text">
      <style:text-properties fo:font-size="9pt" style:font-size-asian="9pt" style:font-name-complex="Times New Roman1"/>
    </style:style>
    <style:style style:name="T39" style:family="text">
      <style:text-properties fo:font-size="9pt" style:font-size-asian="9pt" style:language-complex="ar" style:country-complex="SA"/>
    </style:style>
    <style:style style:name="T40" style:family="text">
      <style:text-properties fo:font-size="9pt" fo:font-style="italic" style:text-underline-style="solid" style:text-underline-width="auto" style:text-underline-color="font-color" style:font-size-asian="9pt" style:font-style-asian="italic"/>
    </style:style>
    <style:style style:name="T41"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2" style:family="text">
      <style:text-properties fo:font-size="9pt" fo:font-style="italic" fo:font-weight="bold" style:font-size-asian="9pt" style:font-style-asian="italic" style:font-weight-asian="bold" style:language-complex="ar" style:country-complex="SA"/>
    </style:style>
    <style:style style:name="T43" style:family="text">
      <style:text-properties fo:font-size="9pt" fo:font-weight="bold" style:font-size-asian="9pt" style:font-weight-asian="bold" style:language-complex="ar" style:country-complex="SA"/>
    </style:style>
    <style:style style:name="T44" style:family="text">
      <style:text-properties officeooo:rsid="003720e4"/>
    </style:style>
    <style:style style:name="T45" style:family="text">
      <style:text-properties style:use-window-font-color="true" fo:background-color="transparent" loext:char-shading-value="0"/>
    </style:style>
    <style:style style:name="T46" style:family="text">
      <style:text-properties style:font-name="AR PL Mingti2L Big5" fo:font-style="normal" fo:font-weight="bold" officeooo:rsid="0037325e" style:font-name-asian="AR PL Mingti2L Big5" style:font-style-asian="normal" style:font-weight-asian="bold" style:font-name-complex="AR PL Mingti2L Big5" style:font-style-complex="normal"/>
    </style:style>
    <style:style style:name="T47" style:family="text">
      <style:text-properties style:font-name="AR PL Mingti2L Big5" fo:font-weight="bold" officeooo:rsid="0037325e" style:font-name-asian="AR PL Mingti2L Big5" style:font-weight-asian="bold" style:font-name-complex="AR PL Mingti2L Big5"/>
    </style:style>
    <style:style style:name="T48" style:family="text">
      <style:text-properties style:font-name="Times New Roman" fo:font-weight="bold" officeooo:rsid="0037325e" style:font-name-asian="Times New Roman1" style:font-weight-asian="bold" style:font-name-complex="Liberation Serif2"/>
    </style:style>
    <style:style style:name="T49" style:family="text">
      <style:text-properties fo:font-style="normal" fo:font-weight="bold" style:font-style-asian="normal" style:font-weight-asian="bold" style:font-style-complex="normal"/>
    </style:style>
    <style:style style:name="T50" style:family="text">
      <style:text-properties fo:color="#000000"/>
    </style:style>
    <style:style style:name="T51" style:family="text">
      <style:text-properties fo:color="#000000" fo:font-style="italic" fo:font-weight="bold" style:font-style-asian="italic" style:font-weight-asian="bold"/>
    </style:style>
    <style:style style:name="T52" style:family="text">
      <style:text-properties fo:color="#000000" fo:font-style="italic" fo:font-weight="bold" officeooo:rsid="003b25e4" style:font-style-asian="italic" style:font-weight-asian="bold"/>
    </style:style>
    <style:style style:name="T53" style:family="text">
      <style:text-properties fo:color="#000000" fo:font-style="italic" fo:font-weight="bold" style:font-style-asian="italic" style:font-weight-asian="bold" style:font-name-complex="Times New Roman1"/>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text:span><text:span text:style-name="T3">A compléter par le locataire en lettres majuscules // To completed by the tenant in capitals</text:span><text:span text:style-name="T2">)</text:span><text:span text:style-name="T11"><text:tab/><text:tab/><text:tab/><text:tab/></text:span><text:span text:style-name="T12">1</text:span></text:p>
      <text:p text:style-name="P54"/>
      <text:p text:style-name="P54"/>
      <text:p text:style-name="P3"><text:span text:style-name="T13"><text:s text:c="27"/></text:span><text:span text:style-name="T14"><text:tab/></text:span><text:span text:style-name="T15"> </text:span><text:span text:style-name="T16">Nom </text:span><text:span text:style-name="T17">:</text:span><text:span text:style-name="T16"> </text:span><text:span text:style-name="T24"><text:text-input text:description="">{{gender}}</text:text-input></text:span><text:span text:style-name="T24"><text:s/></text:span><text:span text:style-name="T24"><text:text-input text:description="">{{tenant.name}}</text:text-input></text:span></text:p>
      <text:p text:style-name="P4"><text:span text:style-name="T15">PHOTO</text:span><text:span text:style-name="T11"><text:tab/></text:span><text:span text:style-name="T12"> <text:s text:c="8"/></text:span><text:span text:style-name="T16">Prénoms </text:span><text:span text:style-name="T17">:</text:span><text:span text:style-name="T12"> </text:span><text:span text:style-name="T25"><text:text-input text:description="">{{tenant.first_name}}</text:text-input></text:span></text:p>
      <text:p text:style-name="P55"><text:span text:style-name="T11"><text:tab/></text:span><text:span text:style-name="T12"> <text:s text:c="8"/></text:span><text:span text:style-name="T16">Ecole fréquentée</text:span><text:span text:style-name="T11"> </text:span><text:span text:style-name="T12">: </text:span><text:span text:style-name="T25"><text:text-input text:description="">{{tenant.school}}</text:text-input></text:span><text:span text:style-name="T11"><text:tab/><text:tab/></text:span></text:p>
      <text:p text:style-name="P56"/>
      <table:table table:name="Table1" table:style-name="Table1">
        <table:table-column table:style-name="Table1.A"/>
        <table:table-row table:style-name="Table1.1">
          <table:table-cell table:style-name="Table1.A1" office:value-type="string">
            <text:p text:style-name="P43">Cadre réservé à l’administration</text:p>
            <text:p text:style-name="P6"><text:span text:style-name="T26">Contrat n° 1 en date du</text:span><text:span text:style-name="T27"> </text:span><text:span text:style-name="T26">:</text:span><text:span text:style-name="T30"> </text:span><text:span text:style-name="T10"><text:text-input text:description="">{{leasing.date_of_entry|format_date}}</text:text-input></text:span><text:span text:style-name="T31"><text:s text:c="45"/></text:span><text:span text:style-name="T26">Caution</text:span><text:span text:style-name="T27"> </text:span><text:span text:style-name="T26">:</text:span><text:span text:style-name="T4"> </text:span><text:span text:style-name="T5"><text:text-input text:description="">{{room.rent_type.rent}}</text:text-input></text:span><text:span text:style-name="T4"><text:s text:c="2"/>€</text:span><text:span text:style-name="T26"> <text:s text:c="11"/></text:span></text:p>
            <text:p text:style-name="P5"><text:span text:style-name="T26">N° Chbre.</text:span><text:span text:style-name="T27"> </text:span><text:span text:style-name="T26">: </text:span><text:span text:style-name="T4"><text:text-input text:description="">{{room.room}}</text:text-input></text:span><text:span text:style-name="T4"><text:s/></text:span><text:span text:style-name="T26"><text:s text:c="16"/>Lot</text:span><text:span text:style-name="T27"> </text:span><text:span text:style-name="T26">: </text:span><text:span text:style-name="T4"><text:text-input text:description="">{{room.lot}}</text:text-input></text:span><text:span text:style-name="T26"><text:s text:c="35"/>Date d’entrée : </text:span></text:p>
            <text:p text:style-name="P68"><text:span text:style-name="T26">Loyer</text:span><text:span text:style-name="T27"> </text:span><text:span text:style-name="T26">: </text:span><text:span text:style-name="T6"><text:text-input text:description="">{{room.rent_type.rent}}</text:text-input></text:span><text:span text:style-name="T26"><text:s text:c="2"/>€ + Forfait services</text:span><text:span text:style-name="T27"> </text:span><text:span text:style-name="T26">: </text:span><text:span text:style-name="T4"><text:text-input text:description="">{{room.rent_type.supplements}}</text:text-input></text:span><text:span text:style-name="T4"><text:s/></text:span><text:span text:style-name="T51"><text:text-input text:description="">{% if room.rent_type.charges %}</text:text-input></text:span><text:span text:style-name="T51"><text:s/>+ </text:span><text:span text:style-name="T52">Charges : </text:span><text:span text:style-name="T7"><text:text-input text:description="">{{room.rent_type.charges}}</text:text-input></text:span><text:span text:style-name="T52"><text:text-input text:description=""/></text:span><text:span text:style-name="T52"><text:text-input text:description="">{% endif %}</text:text-input></text:span><text:span text:style-name="T52"><text:s/></text:span><text:span text:style-name="T4">= </text:span><text:span text:style-name="T4"><text:text-input text:description="">{{room.rent_type.total_rent}}</text:text-input></text:span><text:span text:style-name="T26"><text:s text:c="2"/>€</text:span></text:p>
          </table:table-cell>
        </table:table-row>
      </table:table>
      <text:p text:style-name="P8"/>
      <table:table table:name="Table2" table:style-name="Table2">
        <table:table-column table:style-name="Table2.A"/>
        <table:table-row table:style-name="Table2.1">
          <table:table-cell table:style-name="Table2.A1" office:value-type="string">
            <text:p text:style-name="P66"><text:span text:style-name="T27"><text:tab/></text:span><text:span text:style-name="T26">Voiture déclarée<text:tab/></text:span><text:span text:style-name="T46">□</text:span><text:span text:style-name="T49"> </text:span><text:span text:style-name="T13">Oui <text:tab/></text:span><text:span text:style-name="T47">□</text:span><text:span text:style-name="T48"> </text:span><text:span text:style-name="T13">Non</text:span></text:p>
          </table:table-cell>
        </table:table-row>
      </table:table>
      <text:p text:style-name="P12"/>
      <text:p text:style-name="P37">DEMANDE DE LOGEMENT</text:p>
      <text:p text:style-name="P36"/>
      <text:p text:style-name="P2"><text:span text:style-name="T34">•</text:span><text:span text:style-name="T13"> </text:span><text:span text:style-name="T18">etat civil du demandeur</text:span></text:p>
      <text:p text:style-name="P2"><text:span text:style-name="T35"><text:tab/></text:span><text:span text:style-name="T36">Date de naissance</text:span><text:span text:style-name="T35"> </text:span><text:span text:style-name="T36">: </text:span><text:span text:style-name="T8"><text:text-input text:description="">{{tenant.birthday|format_date}}</text:text-input></text:span></text:p>
      <text:p text:style-name="P2"><text:span text:style-name="T35"><text:tab/></text:span><text:span text:style-name="T36">Lieu de naissance</text:span><text:span text:style-name="T35"> </text:span><text:span text:style-name="T36">: </text:span><text:span text:style-name="T8"><text:text-input text:description="">{{tenant.birthcity}}</text:text-input></text:span><text:span text:style-name="T36"><text:s/><text:tab/><text:tab/>Département : </text:span><text:span text:style-name="T9"><text:text-input text:description="">{{tenant.birthdepartement}}</text:text-input></text:span><text:span text:style-name="T9"><text:tab/></text:span><text:span text:style-name="T36">Pays : </text:span><text:span text:style-name="T9"><text:text-input text:description="">{{tenant.birthcountry}}</text:text-input></text:span></text:p>
      <text:p text:style-name="P2"><text:span text:style-name="T35"><text:tab/></text:span><text:span text:style-name="T36">Tél.</text:span><text:span text:style-name="T35"> </text:span><text:span text:style-name="T36"> Mobile : </text:span><text:span text:style-name="T36"><text:text-input text:description="">{{tenant.cellphone}}</text:text-input></text:span></text:p>
      <text:p text:style-name="P2"><text:span text:style-name="T35"><text:tab/></text:span><text:span text:style-name="T36">Email (personnel)</text:span><text:span text:style-name="T35"> </text:span><text:span text:style-name="T36">: </text:span><text:span text:style-name="T36"><text:text-input text:description="">{{tenant.email}}</text:text-input></text:span></text:p>
      <text:p text:style-name="P2"><text:span text:style-name="T34">•</text:span><text:span text:style-name="T13"> </text:span><text:span text:style-name="T18">adresse des parents ou d’une personne à contacter en cas d’urgence</text:span></text:p>
      <text:p text:style-name="P58">N°: <text:text-input text:description="">{{tenant.street_number}}</text:text-input><text:s/><text:text-input text:description="">{{tenant.street}}</text:text-input></text:p>
      <text:p text:style-name="P57"><text:span text:style-name="T36">Code Postal</text:span><text:span text:style-name="T35"> </text:span><text:span text:style-name="T36">: </text:span><text:span text:style-name="T36"><text:text-input text:description="">{{tenant.zipcode}}</text:text-input></text:span><text:span text:style-name="T36"><text:tab/><text:tab/><text:tab/><text:tab/><text:tab/>Ville</text:span><text:span text:style-name="T35"> </text:span><text:span text:style-name="T36">: </text:span><text:span text:style-name="T36"><text:text-input text:description="">{{tenant.city}}</text:text-input></text:span><text:span text:style-name="T36">, </text:span><text:span text:style-name="T36"><text:text-input text:description="">{{tenant.country}}</text:text-input></text:span></text:p>
      <text:p text:style-name="P2"><text:span text:style-name="T35"><text:tab/></text:span><text:span text:style-name="T36">Tél. (privé)</text:span><text:span text:style-name="T35"> </text:span><text:span text:style-name="T36">: ______________________________ Tél. (bureau)</text:span><text:span text:style-name="T35"> </text:span><text:span text:style-name="T36">: _____________________________</text:span></text:p>
      <text:p text:style-name="P2"><text:span text:style-name="T36">Je soussigné, .............................................................................................., certifie sincères et exacts les renseignements déclarés ci-dessus. </text:span><text:span text:style-name="T28">(Toute fausse déclaration entraînera l’annulation de la demande</text:span><text:span text:style-name="T29">)</text:span></text:p>
      <text:p text:style-name="P9"><text:tab/><text:tab/><text:tab/><text:tab/><text:tab/><text:tab/></text:p>
      <text:p text:style-name="P7"><text:span text:style-name="T36">A…………………………..le……………………</text:span><text:span text:style-name="T35">.</text:span></text:p>
      <text:p text:style-name="P38"/>
      <text:p text:style-name="P59"><text:soft-page-break/></text:p>
      <text:p text:style-name="P60">Signature</text:p>
      <text:p text:style-name="P59"/>
      <text:p text:style-name="P61"/>
      <text:p text:style-name="P62"><text:span text:style-name="T15">VERSO</text:span><text:span text:style-name="T32"> →</text:span></text:p>
      <text:p text:style-name="P44">2</text:p>
      <table:table table:name="Table3" table:style-name="Table3">
        <table:table-column table:style-name="Table3.A"/>
        <table:table-row table:style-name="Table3.1">
          <table:table-cell table:style-name="Table3.A1" office:value-type="string">
            <text:p text:style-name="P45">PIECES A FOURNIR</text:p>
          </table:table-cell>
        </table:table-row>
      </table:table>
      <text:p text:style-name="P46"/>
      <text:p text:style-name="P46"/>
      <text:p text:style-name="P3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
            <text:p text:style-name="P22">OBSERVATION(S)...........................................................................................................................................................................................................................................................................................................................................................................................................................................................................................................................................................................................................................................................................................................................................................................................................................................................................</text:p>
          </table:table-cell>
          <table:covered-table-cell/>
          <table:covered-table-cell/>
          <table:covered-table-cell/>
        </table:table-row>
        <table:table-row table:style-name="Table4.1">
          <table:table-cell table:style-name="Table4.A2" office:value-type="string">
            <text:p text:style-name="P47">Pièce demandée</text:p>
          </table:table-cell>
          <table:table-cell table:style-name="Table4.B2" office:value-type="string">
            <text:p text:style-name="P64">A fournir</text:p>
          </table:table-cell>
          <table:table-cell table:style-name="Table4.B2" office:value-type="string">
            <text:p text:style-name="P63"><text:span text:style-name="T22">R</text:span><text:span text:style-name="T23">écept.</text:span></text:p>
          </table:table-cell>
          <table:table-cell table:style-name="Table4.D2" office:value-type="string">
            <text:p text:style-name="P47">Observations</text:p>
          </table:table-cell>
        </table:table-row>
        <table:table-row table:style-name="Table4.3">
          <table:table-cell table:style-name="Table4.A3" office:value-type="string">
            <text:p text:style-name="P49">Bail signé</text:p>
          </table:table-cell>
          <table:table-cell table:style-name="Table4.B3" office:value-type="string">
            <text:p text:style-name="P24"><text:text-input text:description="">{% if  leasing.contract_signed %}</text:text-input></text:p>
            <text:p text:style-name="P24"><text:text-input text:description="">{% else %}</text:text-input></text:p>
            <text:p text:style-name="P26">X</text:p>
            <text:p text:style-name="P26"><text:text-input text:description="">{% endif %}</text:text-input></text:p>
          </table:table-cell>
          <table:table-cell table:style-name="Table4.B3" office:value-type="string">
            <text:p text:style-name="P23"><text:text-input text:description="">{% if leasing.contract_signed %}</text:text-input></text:p>
            <text:p text:style-name="P25">X</text:p>
            <text:p text:style-name="P25"><text:text-input text:description="">{% endif %}</text:text-input></text:p>
          </table:table-cell>
          <table:table-cell table:style-name="Table4.D3" office:value-type="string">
            <text:p text:style-name="P19"/>
          </table:table-cell>
        </table:table-row>
        <table:table-row table:style-name="Table4.3">
          <table:table-cell table:style-name="Table4.A4" office:value-type="string">
            <text:p text:style-name="P49">Engagement caution (*1), (*2)</text:p>
          </table:table-cell>
          <table:table-cell table:style-name="Table4.B4" office:value-type="string">
            <text:p text:style-name="P23"><text:text-input text:description="">{% if leasing.guarantee %}{% else %}</text:text-input></text:p>
            <text:p text:style-name="P32">X</text:p>
            <text:p text:style-name="P32"><text:text-input text:description="">{% endif %}</text:text-input></text:p>
          </table:table-cell>
          <table:table-cell table:style-name="Table4.B4" office:value-type="string">
            <text:p text:style-name="P35"><text:text-input text:description=""/><text:span text:style-name="T45"><text:text-input text:description="">{% if leasing.guarantee %}</text:text-input></text:span></text:p>
            <text:p text:style-name="P50">X</text:p>
            <text:p text:style-name="P50"><text:text-input text:description="">{% endif %}</text:text-input></text:p>
          </table:table-cell>
          <table:table-cell table:style-name="Table4.D7" table:number-rows-spanned="4" office:value-type="string">
            <text:p text:style-name="P40"><text:bookmark text:name="Texte22"/><text:bookmark text:name="ListeDéroulante121"/><text:span text:style-name="T37">Le garant peut être</text:span><text:span text:style-name="T38"> </text:span><text:span text:style-name="T37">:</text:span></text:p>
            <text:list xml:id="list2365576238" text:style-name="WWNum1">
              <text:list-item>
                <text:p text:style-name="P69">une personne physique travaillant et vivant en France</text:p>
              </text:list-item>
              <text:list-item>
                <text:p text:style-name="P69">visale</text:p>
              </text:list-item>
              <text:list-item>
                <text:p text:style-name="P69">garant me</text:p>
              </text:list-item>
            </text:list>
          </table:table-cell>
        </table:table-row>
        <table:table-row table:style-name="Table4.3">
          <table:table-cell table:style-name="Table4.A5" office:value-type="string">
            <text:p text:style-name="P49">Copie recto/verso de la pièce d’identité du garant en cours de validité</text:p>
          </table:table-cell>
          <table:table-cell table:style-name="Table4.B5" office:value-type="string">
            <text:p text:style-name="P23"><text:text-input text:description="">{% if leasing.idgarant %}{% else %}</text:text-input></text:p>
            <text:p text:style-name="P27">X</text:p>
            <text:p text:style-name="P27"><text:text-input text:description="">{% endif %}</text:text-input></text:p>
          </table:table-cell>
          <table:table-cell table:style-name="Table4.B5" office:value-type="string">
            <text:p text:style-name="P23"><text:text-input text:description="">{% if leasing.idgarant %}</text:text-input></text:p>
            <text:p text:style-name="P27">X</text:p>
            <text:p text:style-name="P27"><text:text-input text:description="">{% endif %}</text:text-input></text:p>
          </table:table-cell>
          <table:covered-table-cell/>
        </table:table-row>
        <table:table-row table:style-name="Table4.3">
          <table:table-cell table:style-name="Table4.A6" office:value-type="string">
            <text:p text:style-name="P48">attestation de domicile</text:p>
          </table:table-cell>
          <table:table-cell table:style-name="Table4.B5" office:value-type="string">
            <text:p text:style-name="P13"><text:text-input text:description="">{% if leasing.residence_certificate %}{% else %}</text:text-input></text:p>
            <text:p text:style-name="P28">X</text:p>
            <text:p text:style-name="P28"><text:text-input text:description="">{% endif %}</text:text-input></text:p>
          </table:table-cell>
          <table:table-cell table:style-name="Table4.B5" office:value-type="string">
            <text:p text:style-name="P13"><text:text-input text:description="">{% if leasing.residence_certificate %}</text:text-input></text:p>
            <text:p text:style-name="P28">X</text:p>
            <text:p text:style-name="P28"><text:text-input text:description="">{% endif %}</text:text-input></text:p>
          </table:table-cell>
          <table:covered-table-cell/>
        </table:table-row>
        <table:table-row table:style-name="Table4.3">
          <table:table-cell table:style-name="Table4.A7" office:value-type="string">
            <text:p text:style-name="P49"><text:s/>3 derniers bulletins de salaire du garant ou dernier avis d’imposition pour les professions libérales</text:p>
          </table:table-cell>
          <table:table-cell table:style-name="Table4.B7" office:value-type="string">
            <text:p text:style-name="P23"><text:text-input text:description="">{% if leasing.payinslip %}{% else %}</text:text-input></text:p>
            <text:p text:style-name="P27">X</text:p>
            <text:p text:style-name="P27"><text:text-input text:description="">{% endif %}</text:text-input></text:p>
          </table:table-cell>
          <table:table-cell table:style-name="Table4.B7" office:value-type="string">
            <text:p text:style-name="P23"><text:text-input text:description="">{% if leasing.payinslip %}</text:text-input></text:p>
            <text:p text:style-name="P27">X</text:p>
            <text:p text:style-name="P27"><text:text-input text:description="">{% endif %}</text:text-input></text:p>
          </table:table-cell>
          <table:covered-table-cell/>
        </table:table-row>
        <table:table-row table:style-name="Table4.3">
          <table:table-cell table:style-name="Table4.A8" office:value-type="string">
            <text:p text:style-name="P49">Autorisation de prélèvement <text:s/></text:p>
          </table:table-cell>
          <table:table-cell table:style-name="Table4.B8" office:value-type="string">
            <text:p text:style-name="P23"><text:text-input text:description="">{% if leasing.debit_authorization %}{% else %}</text:text-input></text:p>
            <text:p text:style-name="P32">X</text:p>
            <text:p text:style-name="P32"><text:text-input text:description="">{% endif %}</text:text-input></text:p>
          </table:table-cell>
          <table:table-cell table:style-name="Table4.B8" office:value-type="string">
            <text:p text:style-name="P23"><text:text-input text:description="">{% if leasing.debit_authorization %}</text:text-input></text:p>
            <text:p text:style-name="P32">X</text:p>
            <text:p text:style-name="P32"><text:text-input text:description="">{% endif %}</text:text-input></text:p>
          </table:table-cell>
          <table:table-cell table:style-name="Table4.D8" office:value-type="string">
            <text:p text:style-name="P10"/>
          </table:table-cell>
        </table:table-row>
        <table:table-row table:style-name="Table4.3">
          <table:table-cell table:style-name="Table4.A9" office:value-type="string">
            <text:p text:style-name="P49">1 RIB du titulaire du compte prélevé</text:p>
          </table:table-cell>
          <table:table-cell table:style-name="Table4.B9" office:value-type="string">
            <text:p text:style-name="P23"><text:text-input text:description="">{% if leasing.rib %}{% else %}</text:text-input></text:p>
            <text:p text:style-name="P29">X</text:p>
            <text:p text:style-name="P29"><text:text-input text:description="">{% endif %}</text:text-input></text:p>
          </table:table-cell>
          <table:table-cell table:style-name="Table4.B9" office:value-type="string">
            <text:p text:style-name="P23"><text:text-input text:description="">{% if leasing.rib %}</text:text-input></text:p>
            <text:p text:style-name="P29">X</text:p>
            <text:p text:style-name="P29"><text:text-input text:description="">{% endif %}</text:text-input></text:p>
          </table:table-cell>
          <table:table-cell table:style-name="Table4.D9" office:value-type="string">
            <text:p text:style-name="P16"/>
          </table:table-cell>
        </table:table-row>
        <table:table-row table:style-name="Table4.3">
          <table:table-cell table:style-name="Table4.A10" office:value-type="string">
            <text:p text:style-name="P49">1 Photo d’identité</text:p>
          </table:table-cell>
          <table:table-cell table:style-name="Table4.B10" office:value-type="string">
            <text:p text:style-name="P23"><text:text-input text:description="">{% if leasing.photo %}{% else %}</text:text-input></text:p>
            <text:p text:style-name="P30">X</text:p>
            <text:p text:style-name="P30"><text:text-input text:description="">{% endif %}</text:text-input></text:p>
          </table:table-cell>
          <table:table-cell table:style-name="Table4.B10" office:value-type="string">
            <text:p text:style-name="P16"><text:text-input text:description="">{% if leasing.photo %}</text:text-input></text:p>
            <text:p text:style-name="P20">X</text:p>
            <text:p text:style-name="P20"><text:text-input text:description="">{% endif %}</text:text-input></text:p>
          </table:table-cell>
          <table:table-cell table:style-name="Table4.D10" office:value-type="string">
            <text:p text:style-name="P16"/>
          </table:table-cell>
        </table:table-row>
        <table:table-row table:style-name="Table4.3">
          <table:table-cell table:style-name="Table4.A11" office:value-type="string">
            <text:p text:style-name="P49">Règlement intérieur signé</text:p>
          </table:table-cell>
          <table:table-cell table:style-name="Table4.B11" office:value-type="string">
            <text:p text:style-name="P23"><text:text-input text:description="">{% if leasing.internal_rules_signed %}{% else %}</text:text-input></text:p>
            <text:p text:style-name="P30">X</text:p>
            <text:p text:style-name="P30"><text:text-input text:description="">{% endif %}</text:text-input></text:p>
          </table:table-cell>
          <table:table-cell table:style-name="Table4.B11" office:value-type="string">
            <text:p text:style-name="P16"><text:text-input text:description="">{% if leasing.internal_rules_signed %}</text:text-input></text:p>
            <text:p text:style-name="P20">X</text:p>
            <text:p text:style-name="P20"><text:text-input text:description="">{% endif %}</text:text-input></text:p>
          </table:table-cell>
          <table:table-cell table:style-name="Table4.D11" office:value-type="string">
            <text:p text:style-name="P16"/>
          </table:table-cell>
        </table:table-row>
        <table:table-row table:style-name="Table4.3">
          <table:table-cell table:style-name="Table4.A12" office:value-type="string">
            <text:p text:style-name="P49">Attestation de scolarité</text:p>
          </table:table-cell>
          <table:table-cell table:style-name="Table4.B12" office:value-type="string">
            <text:p text:style-name="P23"><text:text-input text:description="">{% if leasing.school_certificate %}{% else %}</text:text-input></text:p>
            <text:p text:style-name="P30">X</text:p>
            <text:p text:style-name="P30"><text:text-input text:description="">{% endif %}</text:text-input></text:p>
          </table:table-cell>
          <table:table-cell table:style-name="Table4.B12" office:value-type="string">
            <text:p text:style-name="P16"><text:text-input text:description="">{% if leasing.school_certificate %}</text:text-input></text:p>
            <text:p text:style-name="P20">X</text:p>
            <text:p text:style-name="P20"><text:text-input text:description="">{% endif %}</text:text-input></text:p>
          </table:table-cell>
          <table:table-cell table:style-name="Table4.D12" office:value-type="string">
            <text:p text:style-name="P23"><text:bookmark text:name="__DdeLink__608_1874686558"/>À fournir chaque année.</text:p>
          </table:table-cell>
        </table:table-row>
        <table:table-row table:style-name="Table4.3">
          <table:table-cell table:style-name="Table4.A13" office:value-type="string">
            <text:p text:style-name="P49">Dossier APL</text:p>
          </table:table-cell>
          <table:table-cell table:style-name="Table4.B11" office:value-type="string">
            <text:p text:style-name="P23"><text:text-input text:description="">{% if leasing.apl %}{% else %}</text:text-input></text:p>
            <text:p text:style-name="P30">X</text:p>
            <text:p text:style-name="P30"><text:text-input text:description="">{% endif %}</text:text-input></text:p>
          </table:table-cell>
          <table:table-cell table:style-name="Table4.B11" office:value-type="string">
            <text:p text:style-name="P16"><text:text-input text:description="">{% if leasing.apl %}</text:text-input></text:p>
            <text:p text:style-name="P20">X</text:p>
            <text:p text:style-name="P20"><text:text-input text:description="">{% endif %}</text:text-input></text:p>
          </table:table-cell>
          <table:table-cell table:style-name="Table4.D13" office:value-type="string">
            <text:p text:style-name="P11"/>
          </table:table-cell>
        </table:table-row>
        <table:table-row table:style-name="Table4.3">
          <table:table-cell table:style-name="Table4.A14" office:value-type="string">
            <text:p text:style-name="P48">Attestation d’assurance. (*3) le <text:s/>numero de votre chambre doit apparaître sur cette attestation.</text:p>
          </table:table-cell>
          <table:table-cell table:style-name="Table4.B11" office:value-type="string">
            <text:p text:style-name="P13"><text:text-input text:description="">{% if leasing.insuranceDeadline %}{% else %}</text:text-input></text:p>
            <text:p text:style-name="P31">X</text:p>
            <text:p text:style-name="P31"><text:text-input text:description="">{% endif %}</text:text-input></text:p>
          </table:table-cell>
          <table:table-cell table:style-name="Table4.B11" office:value-type="string">
            <text:p text:style-name="P14"><text:text-input text:description="">{% if leasing.insuranceDeadline %}</text:text-input></text:p>
            <text:p text:style-name="P14"><text:text-input text:description=""/><text:span text:style-name="T44">X</text:span></text:p>
            <text:p text:style-name="P14"><text:text-input text:description="">{% endif %}</text:text-input></text:p>
          </table:table-cell>
          <table:table-cell table:style-name="Table4.D14" office:value-type="string">
            <text:p text:style-name="P21">À fournir chaque année.</text:p>
          </table:table-cell>
        </table:table-row>
        <table:table-row table:style-name="Table4.3">
          <table:table-cell table:style-name="Table4.A15" office:value-type="string">
            <text:p text:style-name="P51"><text:span text:style-name="T19">Paiement des frais de dossier<text:tab/></text:span><text:span text:style-name="T19"><text:text-input text:description="">{{room.rent_type.application_fee}}</text:text-input></text:span><text:span text:style-name="T20"> €</text:span><text:span text:style-name="T21"><text:tab/></text:span></text:p>
          </table:table-cell>
          <table:table-cell table:style-name="Table4.B15" office:value-type="string">
            <text:p text:style-name="P40"><text:bookmark text:name="__Fieldmark__368_1874686558"/><text:bookmark text:name="__Fieldmark__368_18746865582"/><text:bookmark text:name="__Fieldmark__368_18746865581"/></text:p>
          </table:table-cell>
          <table:table-cell table:style-name="Table4.B15" office:value-type="string">
            <text:p text:style-name="P16"/>
          </table:table-cell>
          <table:table-cell table:style-name="Table4.D15" office:value-type="string">
            <text:p text:style-name="P40"><text:bookmark-start text:name="ListeDéroulante14"/><text:bookmark text:name="__Fieldmark__373_1874686558"/><text:bookmark text:name="Texte161"/><text:bookmark text:name="__Fieldmark__373_18746865581"/><text:span text:style-name="T40"><text:s/></text:span><text:bookmark-start text:name="Texte1611"/><text:bookmark-end text:name="ListeDéroulante14"/><text:bookmark text:name="Texte162"/><text:bookmark text:name="ListeDéroulante17"/><text:span text:style-name="T40">     </text:span></text:p>
          </table:table-cell>
        </table:table-row>
        <table:table-row table:style-name="Table4.16">
          <table:table-cell table:style-name="Table4.A16" office:value-type="string">
            <text:p text:style-name="P51"><text:span text:style-name="T19">Paiement du dépôt de garantie <text:tab/></text:span><text:span text:style-name="T19"><text:text-input text:description="">{{room.rent_type.rent}}</text:text-input></text:span><text:span text:style-name="T26"> </text:span><text:span text:style-name="T20">€</text:span></text:p>
            <text:p text:style-name="P41"><text:span text:style-name="T21"><text:tab/></text:span><text:span text:style-name="T20">+</text:span></text:p>
            <text:p text:style-name="P42"><text:span text:style-name="T19">Paiement du loyer </text:span><text:bookmark-start text:name="ListeDéroulante171"/><text:bookmark-end text:name="Texte1611"/><text:bookmark text:name="__Fieldmark__398_1874686558"/><text:bookmark text:name="ListeDéroulante18"/><text:span text:style-name="T19"><text:s/></text:span><text:bookmark-start text:name="ListeDéroulante181"/><text:bookmark-end text:name="ListeDéroulante171"/><text:bookmark text:name="__Fieldmark__403_1874686558"/><text:bookmark text:name="ListeDéroulante10"/><text:span text:style-name="T19"><text:s text:c="2"/></text:span><text:span text:style-name="T19"><text:text-input text:description="">{{room.rent_type.total_rent}}</text:text-input></text:span><text:span text:style-name="T19"><text:s/></text:span><text:span text:style-name="T20">€</text:span></text:p>
            <text:p text:style-name="P42"><draw:line text:anchor-type="char" draw:z-index="0" draw:style-name="gr1" draw:text-style-name="P70" svg:x1="4.255cm" svg:y1="0.035cm" svg:x2="7.426cm" svg:y2="0.035cm"><text:p/></draw:line></text:p>
            <text:p text:style-name="P52"><text:span text:style-name="T19">Paiement général</text:span><text:bookmark-end text:name="ListeDéroulante181"/><text:span text:style-name="T19"><text:tab/></text:span><text:span text:style-name="T19"><text:text-input text:description="">{{total_cheque}}</text:text-input></text:span><text:span text:style-name="T20"> €</text:span></text:p>
            <text:p text:style-name="P53"><text:span text:style-name="T19">(en 1 seul chèque) <text:tab/></text:span><text:bookmark-start text:name="__Fieldmark__424_18746865581"/><text:bookmark text:name="__Fieldmark__424_1874686558"/><text:bookmark text:name="CaseACocher3"/><text:span text:style-name="T20"> €</text:span></text:p>
          </table:table-cell>
          <table:table-cell table:style-name="Table4.B16" office:value-type="string">
            <text:p text:style-name="P40"><text:bookmark text:name="__Fieldmark__430_1874686558"/><text:bookmark text:name="CaseACocher31"/><text:bookmark-end text:name="__Fieldmark__424_18746865581"/></text:p>
          </table:table-cell>
          <table:table-cell table:style-name="Table4.B16" office:value-type="string">
            <text:p text:style-name="P17"/>
          </table:table-cell>
          <table:table-cell table:style-name="Table4.D16" office:value-type="string">
            <text:p text:style-name="P33"/>
          </table:table-cell>
        </table:table-row>
      </table:table>
      <text:p text:style-name="P34"/>
      <text:p text:style-name="P1"><text:soft-page-break/><text:span text:style-name="T43">(*1) </text:span><text:span text:style-name="T39">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8"/>
      <text:p text:style-name="P1"><text:span text:style-name="T43">(*2) </text:span><text:span text:style-name="T39">Voir la liste des pièces a fournir au verso de l’engagement de caution.</text:span></text:p>
      <text:p text:style-name="P18"/>
      <text:p text:style-name="P1"><text:span text:style-name="T43">(*3)</text:span><text:span text:style-name="T39"> Il faudra assurer votre logement de <text:s/></text:span><text:span text:style-name="T41">_</text:span><text:span text:style-name="T41"><text:text-input text:description="">{{room.rent_type.surface}}</text:text-input></text:span><text:span text:style-name="T41">_</text:span><text:span text:style-name="T39"> <text:s/>m² en multirisque habitation dans la compagnie d’assurance de votre choix.</text:span></text:p>
      <text:p text:style-name="P1"><text:span text:style-name="T39">Adresse pour assurance habitation </text:span><text:span text:style-name="T42">4 place Edouard Branly - 57070 Metz</text:span></text:p>
      <text:p text:style-name="P1"><text:span text:style-name="T39">Ne pas oublier de préciser le nom du bâtiment </text:span><text:span text:style-name="T41">A/B/C/D/E ou G </text:span><text:span text:style-name="T39">et votre numéro de chambre.</text:span></text:p>
      <text:p text:style-name="P1"><text:span text:style-name="T39">(Attestation d’assurance à remettre </text:span><text:span text:style-name="T41">impérativement </text:span><text:span text:style-name="T39">le jour de la remise des clés.</text:span></text:p>
      <text:p text:style-name="P18"/>
      <text:p text:style-name="P65"><text:span text:style-name="T15">RECTO</text:span><text:span text:style-name="T39"> </text:span><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6-20T18:10:25.916660473</dc:date>
    <meta:print-date>2018-12-06T10:54:00</meta:print-date>
    <meta:editing-cycles>28</meta:editing-cycles>
    <meta:editing-duration>PT1H17M30S</meta:editing-duration>
    <meta:generator>LibreOffice/6.2.2.2$Linux_X86_64 LibreOffice_project/20$Build-2</meta:generator>
    <meta:document-statistic meta:table-count="4" meta:image-count="0" meta:object-count="0" meta:page-count="5" meta:paragraph-count="136" meta:word-count="831" meta:character-count="5513" meta:non-whitespace-character-count="4784"/>
    <meta:user-defined meta:name="Company"> </meta:user-defined>
    <meta:user-defined meta:name="Operator">DENOMME</meta:user-defined>
  </office:meta>
</office:document-meta>
</file>